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solid" draw:fill-color="#0099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99ff" draw:fill="solid"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TeX Gyre Bonum"/>
    </style:style>
    <style:style style:name="P2" style:family="paragraph">
      <style:paragraph-properties fo:text-align="center"/>
      <style:text-properties fo:color="#ffffff" style:font-name="TeX Gyre Bonum"/>
    </style:style>
    <style:style style:name="P3" style:family="paragraph">
      <style:paragraph-properties fo:text-align="center"/>
      <style:text-properties style:font-name="TeX Gyre Bonum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style:font-name="TeX Gyre Bonum"/>
    </style:style>
    <style:style style:name="P6" style:family="paragraph">
      <style:text-properties style:font-name="TeX Gyre Bonum" fo:font-size="14pt" style:font-size-asian="14pt" style:font-size-complex="14pt"/>
    </style:style>
    <style:style style:name="P7" style:family="paragraph">
      <style:text-properties style:font-name="TeX Gyre Bonum" fo:font-size="10pt" style:font-size-asian="10pt" style:font-size-complex="10pt"/>
    </style:style>
    <style:style style:name="T1" style:family="text">
      <style:text-properties fo:color="#ffffff" style:font-name="TeX Gyre Bonum"/>
    </style:style>
    <style:style style:name="T2" style:family="text">
      <style:text-properties fo:color="#ffffff" style:text-position="sub 58%" style:font-name="TeX Gyre Bonum" fo:font-size="18pt" style:font-size-asian="18pt" style:font-size-complex="18pt"/>
    </style:style>
    <style:style style:name="T3" style:family="text">
      <style:text-properties style:font-name="TeX Gyre Bonum" fo:font-size="10pt" style:font-size-asian="10pt" style:font-size-complex="10pt"/>
    </style:style>
    <style:style style:name="T4" style:family="text">
      <style:text-properties style:font-name="TeX Gyre Bonum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1cm" svg:height="1.27cm" svg:x="10.414cm" svg:y="1.524cm">
          <text:p text:style-name="P1"><text:span text:style-name="T1">s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1.27cm" svg:x="2.794cm" svg:y="3.81cm">
          <text:p text:style-name="P1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10.414cm" svg:y="6.096cm">
          <text:p text:style-name="P1"><text:span text:style-name="T1">s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27cm" svg:x="10.414cm" svg:y="1.524cm">
          <text:p text:style-name="P3"><text:span text:style-name="T3">3,6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2.192cm" svg:y1="5.08cm" svg:x2="12.192cm" svg:y2="6.096cm">
          <text:p/>
        </draw:line>
        <draw:line draw:style-name="gr3" draw:text-style-name="P4" draw:layer="layout" svg:x1="12.192cm" svg:y1="2.794cm" svg:x2="12.192cm" svg:y2="3.81cm">
          <text:p/>
        </draw:line>
        <draw:custom-shape draw:style-name="gr4" draw:text-style-name="P4" draw:layer="layout" svg:width="0.508cm" svg:height="0.762cm" svg:x="3.194cm" svg:y="1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08cm" svg:height="0.762cm" svg:x="3.194cm" svg:y="2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556cm" svg:height="0.92cm" svg:x="4.21cm" svg:y="1.308cm">
          <draw:text-box>
            <text:p text:style-name="P5"><text:span text:style-name="T4">Nondeferred</text:span></text:p>
          </draw:text-box>
        </draw:frame>
        <draw:frame draw:style-name="gr6" draw:text-style-name="P6" draw:layer="layout" svg:width="3.556cm" svg:height="0.92cm" svg:x="4.21cm" svg:y="2.114cm">
          <draw:text-box>
            <text:p text:style-name="P5"><text:span text:style-name="T4">Deferred</text:span></text:p>
          </draw:text-box>
        </draw:frame>
        <draw:frame draw:style-name="gr6" draw:text-style-name="P7" draw:layer="layout" svg:width="1.524cm" svg:height="0.725cm" svg:x="12.954cm" svg:y="1.811cm">
          <draw:text-box>
            <text:p text:style-name="P7"><text:span text:style-name="T3">6,983</text:span></text:p>
          </draw:text-box>
        </draw:frame>
        <draw:frame draw:style-name="gr6" draw:text-style-name="P7" draw:layer="layout" svg:width="2.286cm" svg:height="0.725cm" svg:x="12.954cm" svg:y="4.064cm">
          <draw:text-box>
            <text:p text:style-name="P7"><text:span text:style-name="T3">53,706</text:span></text:p>
          </draw:text-box>
        </draw:frame>
        <draw:frame draw:style-name="gr6" draw:text-style-name="P7" draw:layer="layout" svg:width="2.286cm" svg:height="0.725cm" svg:x="12.7cm" svg:y="6.35cm">
          <draw:text-box>
            <text:p text:style-name="P7"><text:span text:style-name="T3">10,208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4:27:50.778170956</meta:creation-date>
    <dc:date>2015-10-10T08:09:12.684140221</dc:date>
    <meta:editing-duration>P0D</meta:editing-duration>
    <meta:editing-cycles>2</meta:editing-cycles>
    <meta:generator>LibreOffice/4.2.8.2$Linux_X86_64 LibreOffice_project/420m0$Build-2</meta:generator>
    <meta:document-statistic meta:object-count="36"/>
  </office:meta>
</office:document-meta>
</file>